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2pt" fo:font-weight="bold" officeooo:rsid="000eb27a" officeooo:paragraph-rsid="000eb27a" style:font-size-asian="10.5pt" style:font-weight-asian="bold" style:font-size-complex="12pt" style:font-weight-complex="bold"/>
    </style:style>
    <style:style style:name="P2" style:family="paragraph" style:parent-style-name="Heading_20_2">
      <style:text-properties officeooo:paragraph-rsid="00179fe9"/>
    </style:style>
    <style:style style:name="P3" style:family="paragraph" style:parent-style-name="Heading_20_2">
      <style:text-properties fo:font-weight="normal" officeooo:paragraph-rsid="00179fe9" style:font-weight-asian="normal" style:font-weight-complex="normal"/>
    </style:style>
    <style:style style:name="P4" style:family="paragraph" style:parent-style-name="Standard" style:list-style-name="L1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eb27a" officeooo:paragraph-rsid="001089a4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bold" officeooo:rsid="000eb27a" officeooo:paragraph-rsid="000eb27a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eb27a" officeooo:paragraph-rsid="000eb27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20pt" fo:font-weight="bold" officeooo:rsid="0016281e" officeooo:paragraph-rsid="0016281e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79fe9" officeooo:paragraph-rsid="00179fe9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0df7ee" officeooo:paragraph-rsid="0016281e" style:font-size-asian="20pt" style:font-weight-asian="bold" style:font-size-complex="20pt" style:font-weight-complex="bold"/>
    </style:style>
    <style:style style:name="P15" style:family="paragraph" style:parent-style-name="Standard">
      <style:paragraph-properties fo:break-before="page"/>
      <style:text-properties fo:font-size="20pt" fo:font-weight="bold" officeooo:rsid="000df7ee" officeooo:paragraph-rsid="0016281e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0df7ee" officeooo:paragraph-rsid="000df7e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1089a4" officeooo:paragraph-rsid="001089a4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0eb27a" officeooo:paragraph-rsid="001089a4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20pt" fo:font-weight="bold" officeooo:rsid="000eb27a" officeooo:paragraph-rsid="001089a4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089a4" officeooo:paragraph-rsid="001089a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25e50" officeooo:paragraph-rsid="00125e50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8pt" fo:font-weight="bold" officeooo:rsid="00179fe9" officeooo:paragraph-rsid="00179fe9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super 58%" fo:font-size="14pt" fo:font-weight="normal" officeooo:rsid="00125e50" officeooo:paragraph-rsid="00125e50" style:font-size-asian="14pt" style:font-weight-asian="normal" style:font-size-complex="14pt" style:font-weight-complex="normal"/>
    </style:style>
    <style:style style:name="P24" style:family="paragraph" style:parent-style-name="Table_20_Contents">
      <style:text-properties fo:font-weight="normal" style:font-weight-asian="normal" style:font-weight-complex="normal"/>
    </style:style>
    <style:style style:name="P25" style:family="paragraph" style:parent-style-name="Table_20_Contents">
      <style:text-properties fo:font-weight="normal" officeooo:rsid="00179fe9" officeooo:paragraph-rsid="00179fe9" style:font-weight-asian="normal" style:font-weight-complex="normal"/>
    </style:style>
    <style:style style:name="P26" style:family="paragraph" style:parent-style-name="Text_20_body">
      <style:text-properties fo:font-weight="normal" style:font-weight-asian="normal" style:font-weight-complex="normal"/>
    </style:style>
    <style:style style:name="P27" style:family="paragraph" style:parent-style-name="Text_20_body">
      <style:text-properties officeooo:paragraph-rsid="00179fe9"/>
    </style:style>
    <style:style style:name="T1" style:family="text">
      <style:text-properties officeooo:rsid="000eb2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fe9" style:font-weight-asian="normal" style:font-weight-complex="normal"/>
    </style:style>
    <style:style style:name="T4" style:family="text">
      <style:text-properties officeooo:rsid="001089a4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officeooo:rsid="0016281e"/>
    </style:style>
    <style:style style:name="T8" style:family="text">
      <style:text-properties fo:font-size="12pt"/>
    </style:style>
    <style:style style:name="T9" style:family="text">
      <style:text-properties fo:font-size="12pt" officeooo:rsid="00179fe9"/>
    </style:style>
    <style:style style:name="T10" style:family="text">
      <style:text-properties officeooo:rsid="00179f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inanse <text:span text:style-name="T1">– wykład:</text:span></text:p>
      <text:p text:style-name="P16"/>
      <text:p text:style-name="P1">O przedmiocie: </text:p>
      <text:p text:style-name="P1"/>
      <text:p text:style-name="P1">Przowadząca: Agnieszka Moskal (<text:a xlink:type="simple" xlink:href="mailto:agnieszka.moskal@tu.koszalin.pl" text:style-name="Internet_20_link" text:visited-style-name="Visited_20_Internet_20_Link">agnieszka.moskal@tu.koszalin.pl</text:a>)</text:p>
      <text:p text:style-name="P1"/>
      <text:p text:style-name="P1">Zagadnienia:<text:span text:style-name="T2"/></text:p>
      <text:list xml:id="list1999521494" text:style-name="L1">
        <text:list-item>
          <text:p text:style-name="P4">Istota I funkcje finansów; podstawowe kategorie finans<text:span text:style-name="T4">owe</text:span></text:p>
        </text:list-item>
        <text:list-item>
          <text:p text:style-name="P4">Pięniądz I jego rola w gospodarce rynkowej. Emporyczna I teorytyczna definicja pieniądza</text:p>
        </text:list-item>
        <text:list-item>
          <text:p text:style-name="P4">System bankowy – zadania. Funkcje, podmioty/ Struktura systemu bankowego. Polityka NBP. Specyfika banku centralnego. Cele I strategie polityki monetarnej. Instrumenty polityki monetarnej. Banki komercyjne.</text:p>
        </text:list-item>
        <text:list-item>
          <text:p text:style-name="P4">Finance publiczne. Pojęcie, istota oraz funkcje budżetu panstwa. Dochody I wydatki publiczne. Równowaga budżetowa, deficyt I dług publiczny. Finanse regionalne I lokalne. Zasady dysponowania środkami publicznymi.</text:p>
        </text:list-item>
        <text:list-item>
          <text:p text:style-name="P4">Finansy przedsiębiorstw</text:p>
        </text:list-item>
        <text:list-item>
          <text:p text:style-name="P4">Finance przedsiębiorstw domowych, Pojęcie, funkcje oraz klasyfikacja gospodarstw domowych. Obszary decyzyjne gospodarstw domowych. Budżet gospodarstwa domowego.</text:p>
        </text:list-item>
        <text:list-item>
          <text:p text:style-name="P4">Rynkowy system finansowy i jego struktura.</text:p>
        </text:list-item>
        <text:list-item>
          <text:p text:style-name="P4">Rynek kapitalowy w Polsce.</text:p>
        </text:list-item>
        <text:list-item>
          <text:p text:style-name="P4">–</text:p>
        </text:list-item>
      </text:list>
      <text:p text:style-name="P9"/>
      <text:p text:style-name="P1">Literatura:</text:p>
      <text:list xml:id="list1965492702" text:style-name="L2">
        <text:list-item>
          <text:p text:style-name="P10">Podstawowa</text:p>
        </text:list-item>
      </text:list>
      <text:list text:style-name="L3">
        <text:list-item>
          <text:list>
            <text:list-item>
              <text:p text:style-name="P6">Podstawka M. – Finance (PWN, 2017)</text:p>
            </text:list-item>
            <text:list-item>
              <text:p text:style-name="P6">Sierpińska M. – Metody podejmowania decyzji finansowych (PWN, 2007)</text:p>
            </text:list-item>
            <text:list-item>
              <text:p text:style-name="P6">System finansowy w Polsce (PWN 2008)</text:p>
            </text:list-item>
          </text:list>
        </text:list-item>
      </text:list>
      <text:list text:continue-list="list1965492702" text:style-name="L2">
        <text:list-item>
          <text:p text:style-name="P10">Uzupelniająca</text:p>
        </text:list-item>
      </text:list>
      <text:list text:style-name="L4">
        <text:list-item>
          <text:list>
            <text:list-item>
              <text:p text:style-name="P7">Rynkowe instrumenty finansowe (PWN 2010)</text:p>
            </text:list-item>
          </text:list>
        </text:list-item>
      </text:list>
      <text:p text:style-name="P9"><text:tab/>…</text:p>
      <text:p text:style-name="P1"/>
      <text:p text:style-name="P1">Warunki zaliczenia:</text:p>
      <text:p text:style-name="P9"/>
      <text:list text:style-name="L5">
        <text:list-item>
          <text:p text:style-name="P8">Egzamin pisemny – min 60%</text:p>
        </text:list-item>
        <text:list-item>
          <text:p text:style-name="P8">Aktywność na zajęciach (max 5 punktów)</text:p>
        </text:list-item>
      </text:list>
      <text:list text:continue-list="list1999521494" text:style-name="L1">
        <text:list-header>
          <text:p text:style-name="P5"/>
          <text:p text:style-name="P5"/>
        </text:list-header>
      </text:list>
      <text:p text:style-name="P19">Istota I funkcje finansów. </text:p>
      <text:p text:style-name="P18"><text:span text:style-name="T4">P</text:span>odstawowe kategorie finans<text:span text:style-name="T4">owe.</text:span></text:p>
      <text:p text:style-name="P18"/>
      <text:p text:style-name="P17">Finanse <text:span text:style-name="T6">– stosunki ekonomiczne (ogół zjawisk i procesów pieniężnych) polegające na gromadzeniu, podziale i wydatkowaniu zasobów pieniężnych.</text:span><text:span text:style-name="T5"> </text:span></text:p>
      <text:p text:style-name="P20">Przedmiotem zainteresowania finansów jest ruch pieniądza, jego tworzenie, cyrkulacja między różnymi podmiowami prywatnymi I publicznymi.</text:p>
      <text:p text:style-name="P20"/>
      <text:p text:style-name="P20">Ujęcie podmiotowe finansów:</text:p>
      <text:p text:style-name="P20">Finanse przedsiębiorstw – nauka i praktyka obejmująca operacje finansowe realizowane przez przedsiębiorswa.</text:p>
      <text:p text:style-name="P20">Finanse publiczne</text:p>
      <text:p text:style-name="P20">Finanse osobiste</text:p>
      <text:p text:style-name="P20">Finanse ubezpieczeń</text:p>
      <text:p text:style-name="P20">Rynki finansowe</text:p>
      <text:p text:style-name="P20">Bankowość</text:p>
      <text:p text:style-name="P20"/>
      <text:p text:style-name="P20"/>
      <text:p text:style-name="P20">----------</text:p>
      <text:p text:style-name="P21">Agregat M0 – Ogółna gótówka w obiegu + Środki na rachunkach bieżących + Środki na rachunkach rezerwy utrzymane przez mrajowe MIF</text:p>
      <text:p text:style-name="P21">Agregat M1 – Pieniądz gotowkowy w obiegu (poza kasami banków) + depozyty i inne zobowiązania bieżące</text:p>
      <text:p text:style-name="P20"/>
      <text:p text:style-name="P21">Agregat M2 – M1 + <text:s/>depozyty i inne zobowiązania terminem do 2 lat + depozyty z terminem wypowiedzenia do 3 miesięcy</text:p>
      <text:p text:style-name="P20"/>
      <text:p text:style-name="P21">Agregat M3 – M2 + Operacje z przyrzeczeniem wykupu + dłużne papiery wartościowe z terminem pierwotnym do 2 lat + jednostki uczesnictwa w funduszach tynku pieniężnego.</text:p>
      <text:p text:style-name="P21"/>
      <text:p text:style-name="P23"/>
      <text:p text:style-name="P23"/>
      <text:p text:style-name="P23"/>
      <text:p text:style-name="P23"/>
      <text:p text:style-name="P23"/>
      <text:p text:style-name="P15">Finanse <text:span text:style-name="T1">– </text:span><text:span text:style-name="T7">cwiczenia 18/10:</text:span></text:p>
      <text:p text:style-name="P14"/>
      <text:p text:style-name="P12">Ostatnia PR.</text:p>
      <text:p text:style-name="P12"/>
      <text:p text:style-name="P12">10000 3500 5T 60T</text:p>
      <text:p text:style-name="P12">60T 21T 3T 36T</text:p>
      <text:p text:style-name="P12">36T 12.6T 1.8T 21.6T</text:p>
      <text:p text:style-name="P12">21.6T 7.56T 1.08T <text:s/>1.2960T</text:p>
      <text:p text:style-name="P12">12 96</text:p>
      <text:p text:style-name="P12"/>
      <text:p text:style-name="P12"/>
      <text:p text:style-name="P12"/>
      <text:p text:style-name="P12"/>
      <text:p text:style-name="P12">M<text:span text:style-name="T8">pb </text:span><text:span text:style-name="T9">= 1 / 0.35 + 0.05 = 2.5</text:span></text:p>
      <text:p text:style-name="P12"><text:span text:style-name="T9"/></text:p>
      <text:p text:style-name="P12"><text:span text:style-name="T9"/></text:p>
      <text:p text:style-name="P13">D<text:span text:style-name="T8">b = <text:s/>1 / 0.35 + 0.05 * 100000 = 250000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22">245 461 745.03 - ( 226 768 728.54 + 18 693 006.49 )</text:p>
      <text:p text:style-name="P22"/>
      <text:h text:style-name="P2" text:outline-level="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h>
      <text:p text:style-name="P22">245 461 745.03 - ( 226 768 728.54 + 18 693 006.49 )</text:p>
      <text:p text:style-name="P22"><text:soft-page-break/>2019</text:p>
      <text:h text:style-name="P3" text:outline-level="2"><text:span text:style-name="T10">1) </text:span>226 768 728.54 / 245 461 745.03 <text:span text:style-name="T10">= 0.9238</text:span><text:tab/><text:tab/></text:h>
      <text:h text:style-name="P3" text:outline-level="2" text:is-list-header="true"><text:span text:style-name="T10">2) 18 693 006,49 / 226 768 728.54</text:span><text:tab/><text:span text:style-name="T10">= 0.0824</text:span><text:tab/></text:h>
      <text:h text:style-name="P3" text:outline-level="2"><text:span text:style-name="T10">3) 51 068 423.59 / 276 501 375.59 = 0.1847</text:span></text:h>
      <text:h text:style-name="P3" text:outline-level="2"><text:span text:style-name="T10">4) 225 432 951.52 / 76 833 450.2= 0.313</text:span></text:h>
      <text:p text:style-name="P27"><text:span text:style-name="T3"/></text:p>
      <text:h text:style-name="P3" text:outline-level="2"><text:span text:style-name="T10">1) </text:span>226 768 728.54 / 245 461 745.03 <text:span text:style-name="T10">= 0.9238</text:span><text:tab/><text:tab/></text:h>
      <text:h text:style-name="P3" text:outline-level="2" text:is-list-header="true"><text:span text:style-name="T10">2) 18 693 006,49 / 226 768 728.54</text:span><text:tab/><text:span text:style-name="T10">= 0.0824</text:span><text:tab/></text:h>
      <text:h text:style-name="P3" text:outline-level="2"><text:span text:style-name="T10">3) 51 068 423.59 / 276 501 375.59 = 0.1847</text:span></text:h>
      <text:h text:style-name="P3" text:outline-level="2"><text:span text:style-name="T10">4) 225 432 951.52 / 76 833 450.2= 0.313</text:span></text:h>
      <text:p text:style-name="P27"><text:span text:style-name="T3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>2019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E1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5">Dochody bieżące</text:p>
          </table:table-cell>
          <table:table-cell table:style-name="Table1.A2" office:value-type="string">
            <text:p text:style-name="P24">226 768 728.54 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18 693 006,4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51 06<text:span text:style-name="T10">8</text:span> 423.5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1:29:29.216669725</meta:creation-date>
    <dc:date>2023-10-18T22:08:13.032374204</dc:date>
    <meta:editing-duration>PT10H50M27S</meta:editing-duration>
    <meta:editing-cycles>8</meta:editing-cycles>
    <meta:generator>LibreOffice/7.5.7.1$Linux_X86_64 LibreOffice_project/50$Build-1</meta:generator>
    <meta:document-statistic meta:table-count="1" meta:image-count="0" meta:object-count="0" meta:page-count="4" meta:paragraph-count="66" meta:word-count="464" meta:character-count="3115" meta:non-whitespace-character-count="2591"/>
  </office:meta>
</office:document-meta>
</file>